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1.317cm" svg:y="10.525cm">
          <text:p text:style-name="P1"><text:span text:style-name="T1">Camera</text:span></text:p>
          <text:p text:style-name="P1"><text:span text:style-name="T1">OV767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5.127cm" svg:y="10.525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5.127cm" svg:y="13.065cm">
          <text:p text:style-name="P1"><text:span text:style-name="T1">TP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5.127cm" svg:y="8.937cm">
          <text:p text:style-name="P1"><text:span text:style-name="T1">I2C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9.255cm" svg:y="12.112cm">
          <text:p text:style-name="P1"><text:span text:style-name="T1">Frame Buffer (BRAM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9.572cm" svg:y="8.302cm">
          <text:p text:style-name="P1"><text:span text:style-name="T1">GS Conver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8.937cm" svg:y="10.207cm">
          <text:p text:style-name="P1"><text:span text:style-name="T1">Edge Detect Alg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3.7cm" svg:y="9.89cm">
          <text:p text:style-name="P1"><text:span text:style-name="T1">Video Transmiss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1:26:34.281609546</meta:creation-date>
    <meta:generator>LibreOffice/24.2.7.2$Linux_X86_64 LibreOffice_project/420$Build-2</meta:generator>
    <dc:date>2025-05-11T21:57:52.889520848</dc:date>
    <meta:editing-duration>PT1M18S</meta:editing-duration>
    <meta:editing-cycles>1</meta:editing-cycles>
    <meta:document-statistic meta:object-count="8"/>
  </office:meta>
</office:document-meta>
</file>